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="none" draw:fill-color="#ffffff" draw:textarea-horizontal-align="justify" draw:textarea-vertical-align="middle" draw:auto-grow-height="false" fo:min-height="0.929cm" fo:min-width="1.777cm" fo:padding-top="0.177cm" fo:padding-bottom="0.177cm" fo:padding-left="0.302cm" fo:padding-right="0.302cm"/>
    </style:style>
    <style:style style:name="gr2" style:family="graphic" style:parent-style-name="standard">
      <style:graphic-properties draw:fill="solid" draw:fill-color="#999999" draw:opacity="100%" draw:textarea-horizontal-align="justify" draw:textarea-vertical-align="middle" draw:auto-grow-height="false" fo:min-height="0.688cm" fo:min-width="0.438cm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1.099cm" fo:min-width="2.28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57cm" fo:min-width="1.185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6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3" style:family="paragraph">
      <loext:graphic-properties draw:fill="solid" draw:fill-color="#999999" draw:opacity="100%"/>
      <style:paragraph-properties fo:text-align="center"/>
      <style:text-properties style:font-name="Verdana" fo:font-size="7pt"/>
    </style:style>
    <style:style style:name="P4" style:family="paragraph">
      <loext:graphic-properties draw:fill="none"/>
      <style:paragraph-properties fo:text-align="center"/>
      <style:text-properties style:font-name="Verdana" fo:font-size="7pt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381cm" svg:height="1.283cm" svg:x="15.263cm" svg:y="6.416cm">
          <text:p text:style-name="P1"><text:span text:style-name="T1">Grese Tra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875cm" svg:height="1.875cm" svg:x="18.779cm" svg:y="6.112cm">
          <text:p text:style-name="P1"><text:span text:style-name="T1">IsNearSp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7.644cm" svg:y1="7.057cm" svg:x2="18.779cm" svg:y2="7.05cm" draw:start-shape="id1" draw:start-glue-point="1" draw:end-shape="id2" draw:end-glue-point="5" svg:d="M17644 7057l1135-7" svg:viewBox="0 0 1136 8">
          <text:p/>
        </draw:connector>
        <draw:custom-shape draw:style-name="gr4" draw:text-style-name="P2" xml:id="id3" draw:id="id3" draw:layer="layout" svg:width="2.781cm" svg:height="1.349cm" svg:x="21.719cm" svg:y="6.351cm">
          <text:p text:style-name="P1"><text:span text:style-name="T1">Space = </text:span><text:span text:style-name="T2">“Food”, </text:span></text:p>
          <text:p text:style-name="P1"><text:span text:style-name="T2">“</text:span><text:span text:style-name="T2">Cooking”, “Kitchen”,</text:span></text:p>
          <text:p text:style-name="P1"><text:span text:style-name="T2"><text:s/>“</text:span><text:span text:style-name="T2">Eating”, “Dining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0.654cm" svg:y1="7.05cm" svg:x2="21.719cm" svg:y2="7.025cm" draw:start-shape="id2" draw:start-glue-point="7" draw:end-shape="id3" svg:d="M20654 7050l1065-25" svg:viewBox="0 0 1066 26">
          <text:p/>
        </draw:connector>
        <draw:custom-shape draw:style-name="gr5" draw:text-style-name="P4" xml:id="id4" draw:id="id4" draw:layer="layout" svg:width="2.381cm" svg:height="1.283cm" svg:x="15.261cm" svg:y="4.453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3.102cm" svg:height="1.282cm" svg:x="14.9cm" svg:y="2.522cm">
          <text:p text:style-name="P1"><text:span text:style-name="T1">ObjectType =</text:span></text:p>
          <text:p text:style-name="P1"><text:span text:style-name="T1">Flow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6.453cm" svg:y1="6.416cm" svg:x2="16.452cm" svg:y2="5.736cm" draw:start-shape="id1" draw:start-glue-point="0" draw:end-shape="id4" draw:end-glue-point="8" svg:d="M16453 6416l-1-680" svg:viewBox="0 0 2 681">
          <text:p/>
        </draw:connector>
        <draw:connector draw:style-name="gr3" draw:text-style-name="P4" draw:layer="layout" draw:type="line" svg:x1="16.452cm" svg:y1="4.453cm" svg:x2="16.451cm" svg:y2="3.804cm" draw:start-shape="id4" draw:start-glue-point="4" draw:end-shape="id5" draw:end-glue-point="2" svg:d="M16452 4453l-1-649" svg:viewBox="0 0 2 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08-13T18:46:03.917000000</dc:date>
    <meta:editing-duration>PT34M8S</meta:editing-duration>
    <meta:editing-cycles>6</meta:editing-cycles>
    <meta:generator>LibreOffice/6.0.3.2$Windows_X86_64 LibreOffice_project/8f48d515416608e3a835360314dac7e47fd0b821</meta:generator>
    <meta:document-statistic meta:object-count="9"/>
  </office:meta>
</office:document-meta>
</file>